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8.296cm" fo:margin-left="0.499cm" fo:margin-top="0.199cm" fo:margin-bottom="0.199cm" table:align="left"/>
    </style:style>
    <style:style style:name="Tableau1.A" style:family="table-column">
      <style:table-column-properties style:column-width="2.36cm"/>
    </style:style>
    <style:style style:name="Tableau1.B" style:family="table-column">
      <style:table-column-properties style:column-width="1.187cm"/>
    </style:style>
    <style:style style:name="Tableau1.A1" style:family="table-cell">
      <style:table-cell-properties fo:padding="0.097cm" fo:border-left="1pt solid #000000" fo:border-right="none" fo:border-top="1pt solid #000000" fo:border-bottom="1pt solid #000000"/>
    </style:style>
    <style:style style:name="Tableau1.F1" style:family="table-cell">
      <style:table-cell-properties fo:padding="0.097cm" fo:border="1pt solid #000000"/>
    </style:style>
    <style:style style:name="Tableau1.A2" style:family="table-cell">
      <style:table-cell-properties fo:padding="0.097cm" fo:border-left="1pt solid #000000" fo:border-right="none" fo:border-top="none" fo:border-bottom="1pt solid #000000"/>
    </style:style>
    <style:style style:name="Tableau1.F2" style:family="table-cell">
      <style:table-cell-properties fo:padding="0.097cm" fo:border-left="1pt solid #000000" fo:border-right="1pt solid #000000" fo:border-top="none" fo:border-bottom="1pt solid #000000"/>
    </style:style>
    <style:style style:name="Tableau2" style:family="table">
      <style:table-properties style:width="8.301cm" fo:margin-left="0.499cm" fo:margin-top="0.199cm" fo:margin-bottom="0.199cm" table:align="left"/>
    </style:style>
    <style:style style:name="Tableau2.A" style:family="table-column">
      <style:table-column-properties style:column-width="1.884cm"/>
    </style:style>
    <style:style style:name="Tableau2.B" style:family="table-column">
      <style:table-column-properties style:column-width="1.603cm"/>
    </style:style>
    <style:style style:name="Tableau2.C" style:family="table-column">
      <style:table-column-properties style:column-width="1.605cm"/>
    </style:style>
    <style:style style:name="Tableau2.A1" style:family="table-cell">
      <style:table-cell-properties fo:padding="0.097cm" fo:border-left="1pt solid #000000" fo:border-right="none" fo:border-top="1pt solid #000000" fo:border-bottom="1pt solid #000000"/>
    </style:style>
    <style:style style:name="Tableau2.E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E2" style:family="table-cell">
      <style:table-cell-properties fo:padding="0.097cm" fo:border-left="1pt solid #000000" fo:border-right="1pt solid #000000" fo:border-top="none" fo:border-bottom="1pt solid #000000"/>
    </style:style>
    <style:style style:name="Tableau3" style:family="table">
      <style:table-properties style:width="8.301cm" fo:margin-left="0.499cm" fo:margin-top="0.199cm" fo:margin-bottom="0.199cm" table:align="left"/>
    </style:style>
    <style:style style:name="Tableau3.A" style:family="table-column">
      <style:table-column-properties style:column-width="1.901cm"/>
    </style:style>
    <style:style style:name="Tableau3.B" style:family="table-column">
      <style:table-column-properties style:column-width="3.2cm"/>
    </style:style>
    <style:style style:name="Tableau3.A1" style:family="table-cell">
      <style:table-cell-properties fo:padding="0.097cm" fo:border-left="1pt solid #000000" fo:border-right="none" fo:border-top="1pt solid #000000" fo:border-bottom="1pt solid #000000"/>
    </style:style>
    <style:style style:name="Tableau3.C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C2" style:family="table-cell">
      <style:table-cell-properties fo:padding="0.097cm" fo:border-left="1pt solid #000000" fo:border-right="1pt solid #000000" fo:border-top="none" fo:border-bottom="1pt solid #000000"/>
    </style:style>
    <style:style style:name="P1" style:family="paragraph" style:parent-style-name="Standard">
      <style:text-properties style:font-name="Times New Roman" fo:font-size="6pt" fo:font-style="normal" style:font-size-asian="5.25pt" style:font-style-asian="normal" style:font-size-complex="6pt" style:font-style-complex="normal"/>
    </style:style>
    <style:style style:name="P2" style:family="paragraph" style:parent-style-name="Standard">
      <style:text-properties officeooo:paragraph-rsid="00589b96"/>
    </style:style>
    <style:style style:name="P3" style:family="paragraph" style:parent-style-name="Table_20_Contents">
      <style:text-properties officeooo:paragraph-rsid="00589b96"/>
    </style:style>
    <style:style style:name="P4" style:family="paragraph" style:parent-style-name="Titre_20_Chapitre">
      <style:paragraph-properties fo:padding="0cm" fo:border="none" style:shadow="none" style:writing-mode="page">
        <style:tab-stops>
          <style:tab-stop style:position="27.7cm" style:type="right"/>
        </style:tab-stops>
      </style:paragraph-properties>
    </style:style>
    <style:style style:name="P5" style:family="paragraph" style:parent-style-name="Table_20_Contents">
      <style:text-properties fo:font-size="12pt" officeooo:rsid="004b3be9" officeooo:paragraph-rsid="004b3be9" style:font-size-asian="12pt" style:font-size-complex="12pt"/>
    </style:style>
    <style:style style:name="P6" style:family="paragraph" style:parent-style-name="Table_20_Contents">
      <style:paragraph-properties fo:text-align="center" style:justify-single-word="false"/>
      <style:text-properties fo:font-size="12pt" officeooo:rsid="004b3be9" officeooo:paragraph-rsid="004b3be9" style:font-size-asian="12pt" style:font-size-complex="12pt"/>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officeooo:rsid="00513d22" officeooo:paragraph-rsid="00589b96"/>
    </style:style>
    <style:style style:name="P9" style:family="paragraph" style:parent-style-name="Table_20_Contents">
      <style:text-properties officeooo:rsid="00513d22" officeooo:paragraph-rsid="00589b96"/>
    </style:style>
    <style:style style:name="P10" style:family="paragraph" style:parent-style-name="Table_20_Contents">
      <style:paragraph-properties fo:text-align="center" style:justify-single-word="false"/>
      <style:text-properties officeooo:paragraph-rsid="00589b96"/>
    </style:style>
    <style:style style:name="P11" style:family="paragraph" style:parent-style-name="Table_20_Contents">
      <style:text-properties officeooo:rsid="0054e45a" officeooo:paragraph-rsid="0054e45a"/>
    </style:style>
    <style:style style:name="P12" style:family="paragraph" style:parent-style-name="Table_20_Contents">
      <style:paragraph-properties fo:text-align="center" style:justify-single-word="false"/>
      <style:text-properties officeooo:rsid="0054e45a" officeooo:paragraph-rsid="0054e45a"/>
    </style:style>
    <style:style style:name="P13" style:family="paragraph" style:parent-style-name="Table_20_Contents">
      <style:paragraph-properties fo:text-align="center" style:justify-single-word="false"/>
      <style:text-properties officeooo:rsid="0056731d" officeooo:paragraph-rsid="0056731d"/>
    </style:style>
    <style:style style:name="P14" style:family="paragraph" style:parent-style-name="Exo_20_1_29_" style:list-style-name="">
      <style:paragraph-properties>
        <style:tab-stops>
          <style:tab-stop style:position="0.404cm"/>
        </style:tab-stops>
      </style:paragraph-properties>
    </style:style>
    <style:style style:name="P15" style:family="paragraph" style:parent-style-name="Exo_20_1_29_" style:list-style-name="">
      <style:paragraph-properties>
        <style:tab-stops>
          <style:tab-stop style:position="0.404cm"/>
        </style:tab-stops>
      </style:paragraph-properties>
      <style:text-properties officeooo:paragraph-rsid="004d76da"/>
    </style:style>
    <style:style style:name="P16" style:family="paragraph" style:parent-style-name="Exo_20_1_29_" style:list-style-name="">
      <style:paragraph-properties>
        <style:tab-stops>
          <style:tab-stop style:position="0.404cm"/>
        </style:tab-stops>
      </style:paragraph-properties>
      <style:text-properties officeooo:paragraph-rsid="004cf9fc"/>
    </style:style>
    <style:style style:name="P17" style:family="paragraph" style:parent-style-name="Exo_20_1_29_">
      <style:text-properties officeooo:paragraph-rsid="00589b96"/>
    </style:style>
    <style:style style:name="P18" style:family="paragraph" style:parent-style-name="Exo_20_1_29_" style:list-style-name="">
      <style:text-properties officeooo:rsid="004cf9fc" officeooo:paragraph-rsid="004cf9fc"/>
    </style:style>
    <style:style style:name="P19" style:family="paragraph" style:parent-style-name="Exo_20_I_29_" style:list-style-name="Numbering_20_4">
      <style:text-properties officeooo:paragraph-rsid="004b3be9"/>
    </style:style>
    <style:style style:name="P20" style:family="paragraph" style:parent-style-name="Exo_20_I_29_" style:list-style-name="Numbering_20_4">
      <style:text-properties officeooo:paragraph-rsid="00589b96"/>
    </style:style>
    <style:style style:name="P21" style:family="paragraph" style:parent-style-name="Exo_20_I_29_">
      <style:text-properties officeooo:paragraph-rsid="00476228"/>
    </style:style>
    <style:style style:name="P22" style:family="paragraph" style:parent-style-name="Exo_20_I_29_">
      <style:text-properties officeooo:paragraph-rsid="00589b96"/>
    </style:style>
    <style:style style:name="P23" style:family="paragraph" style:parent-style-name="Standard" style:list-style-name="L1">
      <style:paragraph-properties fo:margin-left="0.801cm" fo:margin-right="0cm" fo:text-indent="-0.3cm" style:auto-text-indent="false">
        <style:tab-stops>
          <style:tab-stop style:position="-0.002cm"/>
        </style:tab-stops>
      </style:paragraph-properties>
    </style:style>
    <style:style style:name="T1" style:family="text">
      <style:text-properties officeooo:rsid="003afc67"/>
    </style:style>
    <style:style style:name="T2" style:family="text">
      <style:text-properties fo:font-size="16pt" style:font-size-asian="16pt" style:font-size-complex="16pt"/>
    </style:style>
    <style:style style:name="T3" style:family="text">
      <style:text-properties fo:font-size="16pt" officeooo:rsid="005b7622" style:font-size-asian="16pt" style:font-size-complex="16pt"/>
    </style:style>
    <style:style style:name="T4" style:family="text">
      <style:text-properties fo:text-transform="uppercase" style:font-name="Arial" fo:font-size="16pt" fo:font-weight="bold" officeooo:rsid="00448d69" style:font-size-asian="16pt" style:font-weight-asian="bold" style:font-size-complex="16pt" style:font-weight-complex="bold"/>
    </style:style>
    <style:style style:name="T5" style:family="text">
      <style:text-properties fo:text-transform="uppercase" style:font-name="Arial" fo:font-size="16pt" fo:font-weight="bold" officeooo:rsid="005b7622" style:font-size-asian="16pt" style:font-weight-asian="bold" style:font-size-complex="16pt" style:font-weight-complex="bold"/>
    </style:style>
    <style:style style:name="T6" style:family="text">
      <style:text-properties fo:text-transform="uppercase" style:font-name="Arial" fo:font-size="16pt" fo:font-weight="bold" officeooo:rsid="005cc12d" style:font-size-asian="16pt" style:font-weight-asian="bold" style:font-size-complex="16pt" style:font-weight-complex="bold"/>
    </style:style>
    <style:style style:name="T7" style:family="text">
      <style:text-properties officeooo:rsid="0044ea58"/>
    </style:style>
    <style:style style:name="T8" style:family="text">
      <style:text-properties fo:font-size="12pt" fo:language="fr" fo:country="FR" officeooo:rsid="0044ea58" style:font-size-asian="12pt" style:font-size-complex="12pt"/>
    </style:style>
    <style:style style:name="T9" style:family="text">
      <style:text-properties fo:font-size="12pt" fo:language="fr" fo:country="FR" officeooo:rsid="00476228" style:font-size-asian="12pt" style:font-size-complex="12pt"/>
    </style:style>
    <style:style style:name="T10" style:family="text">
      <style:text-properties fo:font-size="12pt" fo:language="fr" fo:country="FR" officeooo:rsid="004b3be9" style:font-size-asian="12pt" style:font-size-complex="12pt"/>
    </style:style>
    <style:style style:name="T11" style:family="text">
      <style:text-properties fo:font-size="12pt" fo:language="fr" fo:country="FR" officeooo:rsid="004eee93" style:font-size-asian="12pt" style:font-size-complex="12pt"/>
    </style:style>
    <style:style style:name="T12" style:family="text">
      <style:text-properties fo:font-size="12pt" fo:language="fr" fo:country="FR" officeooo:rsid="005394c2" style:font-size-asian="12pt" style:font-size-complex="12pt"/>
    </style:style>
    <style:style style:name="T13" style:family="text">
      <style:text-properties fo:font-size="12pt" fo:language="fr" fo:country="FR" officeooo:rsid="0056731d" style:font-size-asian="12pt" style:font-size-complex="12pt"/>
    </style:style>
    <style:style style:name="T14" style:family="text">
      <style:text-properties fo:font-size="12pt" fo:language="fr" fo:country="FR" style:text-underline-style="solid" style:text-underline-width="auto" style:text-underline-color="font-color" fo:font-weight="bold" officeooo:rsid="004d76da" style:font-size-asian="12pt" style:font-weight-asian="bold" style:font-size-complex="12pt" style:font-weight-complex="bold"/>
    </style:style>
    <style:style style:name="T15" style:family="text">
      <style:text-properties officeooo:rsid="0046a6da"/>
    </style:style>
    <style:style style:name="T16" style:family="text">
      <style:text-properties style:text-position="super 58%"/>
    </style:style>
    <style:style style:name="T17" style:family="text">
      <style:text-properties officeooo:rsid="0046b5b8"/>
    </style:style>
    <style:style style:name="T18" style:family="text">
      <style:text-properties officeooo:rsid="00476228"/>
    </style:style>
    <style:style style:name="T19" style:family="text">
      <style:text-properties officeooo:rsid="004847e8"/>
    </style:style>
    <style:style style:name="T20" style:family="text">
      <style:text-properties officeooo:rsid="004965e6"/>
    </style:style>
    <style:style style:name="T21" style:family="text">
      <style:text-properties officeooo:rsid="004b3be9"/>
    </style:style>
    <style:style style:name="T22" style:family="text">
      <style:text-properties officeooo:rsid="004cf9fc"/>
    </style:style>
    <style:style style:name="T23" style:family="text">
      <style:text-properties officeooo:rsid="004d76da"/>
    </style:style>
    <style:style style:name="T24" style:family="text">
      <style:text-properties style:text-underline-style="solid" style:text-underline-width="auto" style:text-underline-color="font-color" fo:font-weight="bold" officeooo:rsid="00476228" style:font-weight-asian="bold" style:font-weight-complex="bold"/>
    </style:style>
    <style:style style:name="T25" style:family="text">
      <style:text-properties officeooo:rsid="00513d22"/>
    </style:style>
    <style:style style:name="Sect1" style:family="section">
      <style:section-properties text:dont-balance-text-columns="true" style:editable="false">
        <style:columns fo:column-count="3" fo:column-gap="0.6cm">
          <style:column-sep style:width="0.035cm" style:color="#000000" style:height="100%" style:style="solid"/>
          <style:column style:rel-width="21845*" fo:start-indent="0cm" fo:end-indent="0.3cm"/>
          <style:column style:rel-width="21845*" fo:start-indent="0.3cm" fo:end-indent="0.3cm"/>
          <style:column style:rel-width="21845*" fo:start-indent="0.3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Probabilités</text:span><text:span text:style-name="T2"><text:tab/></text:span><text:span text:style-name="T5">1</text:span><text:span text:style-name="T6">4</text:span><text:span text:style-name="T2">.</text:span><text:span text:style-name="T3">1</text:span></text:p>
      <text:p text:style-name="P1"/>
      <text:section text:style-name="Sect1" text:name="Section1">
        <text:list xml:id="list696813485" text:style-name="Numbering_20_4">
          <text:list-item>
            <text:p text:style-name="P19">Pierre lance 4 fois un dé cubique non truqué.<text:line-break/>A chaque fois, il a obtenu 6. Il lance ce dé une 5<text:span text:style-name="T16">ème</text:span> fois. Quelle est la probabilité d’obtenir <text:span text:style-name="T17">encore un </text:span>6 au 5<text:span text:style-name="T16">ème</text:span> lancer ?</text:p>
          </text:list-item>
        </text:list>
        <text:p text:style-name="Standard"/>
        <text:list xml:id="list103101484608588" text:continue-numbering="true" text:style-name="Numbering_20_4">
          <text:list-item>
            <text:p text:style-name="P19"><text:span text:style-name="T1">Une urne contient </text:span><text:span text:style-name="T8">quatre</text:span><text:span text:style-name="T1"> boules noires numérotées de 1 à 4 et </text:span><text:span text:style-name="T8">trois</text:span><text:span text:style-name="T1"> boules </text:span><text:span text:style-name="T10">vertes</text:span><text:span text:style-name="T1"> numérotés 1 </text:span><text:span text:style-name="T7">à</text:span><text:span text:style-name="T1"> 3. </text:span><text:span text:style-name="T7">On note ces boules N1, N2, N3, N4, </text:span><text:span text:style-name="T10">V</text:span><text:span text:style-name="T7">1, </text:span><text:span text:style-name="T10">V</text:span><text:span text:style-name="T7">2 et </text:span><text:span text:style-name="T10">V</text:span><text:span text:style-name="T7">3.<text:line-break/></text:span><text:span text:style-name="T15">On prend une boule au hasard :</text:span></text:p>
          </text:list-item>
        </text:list>
        <text:list xml:id="list2564877104" text:style-name="Numbering_20_1">
          <text:list-item>
            <text:p text:style-name="Exo_20_1_29_">Quelle est la probabilité de tirer une boule noire ?</text:p>
          </text:list-item>
          <text:list-item>
            <text:p text:style-name="Exo_20_1_29_">Quelle est la probabilité de tirer une boule numérotée 3 ?</text:p>
          </text:list-item>
          <text:list-item>
            <text:p text:style-name="Exo_20_1_29_">Quelle est la probabilité de tirer une boule ayant un numéro pair ?</text:p>
          </text:list-item>
        </text:list>
        <text:p text:style-name="Standard"/>
        <text:list xml:id="list103101406957605" text:continue-list="list103101484608588" text:style-name="Numbering_20_4">
          <text:list-item>
            <text:p text:style-name="P21"><text:span text:style-name="T9">U</text:span><text:span text:style-name="T18">ne</text:span> roue <text:span text:style-name="T20">de loterie </text:span><text:span text:style-name="T18">est divisée en 12 secteurs de même taille numérotés de 1 à 12. Les 3 premiers secteurs sont rouge</text:span><text:span text:style-name="T19">s</text:span><text:span text:style-name="T18">, les 3 suivants sont vert</text:span><text:span text:style-name="T19">s</text:span><text:span text:style-name="T18"> et tous les autres sont blancs. On fait tourner la roue </text:span>et <text:span text:style-name="T18">on</text:span> consid<text:span text:style-name="T18">ère</text:span> le nombre et la couleur de la case sur <text:span text:style-name="T19">laquelle </text:span><text:span text:style-name="T18">elle </text:span>s’arrête. Déterminer la probabilité des événements suivants :</text:p>
          </text:list-item>
        </text:list>
        <text:p text:style-name="P14">A<text:tab/>: « le nombre obtenu est 6 »</text:p>
        <text:p text:style-name="P14">B<text:tab/>: « <text:span text:style-name="T9">la </text:span>case <text:span text:style-name="T18">est </text:span><text:span text:style-name="T9">verte</text:span> »</text:p>
        <text:p text:style-name="P14">C<text:tab/>: « le nombre est supérieur ou égal à 8 »</text:p>
        <text:p text:style-name="P14">D<text:tab/>: « le nombre est pair sur une case <text:span text:style-name="T9">colorée</text:span> »</text:p>
        <text:p text:style-name="P14">E<text:tab/>: « L<text:span text:style-name="T18">es événements A </text:span><text:span text:style-name="T24">et</text:span><text:span text:style-name="T18"> B sont réalisés</text:span> »</text:p>
        <text:p text:style-name="P15"><text:span text:style-name="T23">F<text:tab/>: « L</text:span><text:span text:style-name="T18">es événements A </text:span><text:span text:style-name="T14">ou</text:span><text:span text:style-name="T18"> B sont réalisés</text:span><text:span text:style-name="T23"> »</text:span></text:p>
        <text:p text:style-name="P2"/>
        <text:list xml:id="list103102450249953" text:continue-numbering="true" text:style-name="Numbering_20_4">
          <text:list-item>
            <text:p text:style-name="P22">Arthur pioche une carte au hasard dans un jeu de 32 cartes (7, 8, 9, 10, Valet, Dame, Roi et As) et Brune dans un jeu de 52 cartes (2, 3, 4, 5, 6, 7, 8, 9, 10, Valet, Dame, Roi et As).</text:p>
          </text:list-item>
        </text:list>
        <text:list xml:id="list103102706205729" text:continue-list="list2564877104" text:style-name="Numbering_20_1">
          <text:list-item text:start-value="1">
            <text:p text:style-name="P17">Les joueurs ont-t-ils la même probabilité de tirer un cœur ? Justifier.</text:p>
          </text:list-item>
          <text:list-item>
            <text:p text:style-name="P17">Et une dame ?</text:p>
          </text:list-item>
        </text:list>
        <text:list xml:id="list103101651848247" text:continue-list="list103102450249953" text:style-name="Numbering_20_4">
          <text:list-item>
            <text:p text:style-name="Exo_20_I_29_">Une roue de loterie est composée de 5 secteurs d<text:span text:style-name="T10">e tailles</text:span> différentes numérotés de 1 à 5. <text:span text:style-name="T21">Plus un secteur est grand, plus la probabilité que la roue s’arrête dessus est importante. Le tableau </text:span><text:span text:style-name="T10">suivant </text:span>récapitule les probabilités correspondantes aux secteurs.</text:p>
          </text:list-item>
        </text:list>
        <table:table table:name="Tableau1" table:style-name="Tableau1">
          <table:table-column table:style-name="Tableau1.A"/>
          <table:table-column table:style-name="Tableau1.B" table:number-columns-repeated="5"/>
          <table:table-row>
            <table:table-cell table:style-name="Tableau1.A1" office:value-type="string">
              <text:p text:style-name="P5">Secteur</text:p>
            </table:table-cell>
            <table:table-cell table:style-name="Tableau1.A1" office:value-type="string">
              <text:p text:style-name="P6">1</text:p>
            </table:table-cell>
            <table:table-cell table:style-name="Tableau1.A1" office:value-type="string">
              <text:p text:style-name="P6">2</text:p>
            </table:table-cell>
            <table:table-cell table:style-name="Tableau1.A1" office:value-type="string">
              <text:p text:style-name="P6">3</text:p>
            </table:table-cell>
            <table:table-cell table:style-name="Tableau1.A1" office:value-type="string">
              <text:p text:style-name="P6">4</text:p>
            </table:table-cell>
            <table:table-cell table:style-name="Tableau1.F1" office:value-type="string">
              <text:p text:style-name="P6">5</text:p>
            </table:table-cell>
          </table:table-row>
          <table:table-row>
            <table:table-cell table:style-name="Tableau1.A2" office:value-type="string">
              <text:p text:style-name="P5">Probabilité</text:p>
            </table:table-cell>
            <table:table-cell table:style-name="Tableau1.A2" office:value-type="string">
              <text:p text:style-name="P6">0,19</text:p>
            </table:table-cell>
            <table:table-cell table:style-name="Tableau1.A2" office:value-type="string">
              <text:p text:style-name="P6">0,28</text:p>
            </table:table-cell>
            <table:table-cell table:style-name="Tableau1.A2" office:value-type="string">
              <text:p text:style-name="P7">?</text:p>
            </table:table-cell>
            <table:table-cell table:style-name="Tableau1.A2" office:value-type="string">
              <text:p text:style-name="P6">0,19</text:p>
            </table:table-cell>
            <table:table-cell table:style-name="Tableau1.F2" office:value-type="string">
              <text:p text:style-name="P6">0,12</text:p>
            </table:table-cell>
          </table:table-row>
        </table:table>
        <text:p text:style-name="P18">Calculer les probabilités des événements suivants :</text:p>
        <text:p text:style-name="P14"><text:span text:style-name="T22">A<text:tab/>: « </text:span>L<text:span text:style-name="T22">a roue s’arrête sur le</text:span> secteur 3 ».</text:p>
        <text:p text:style-name="P16"><text:span text:style-name="T22">B<text:tab/>: « </text:span>L<text:span text:style-name="T22">a roue s’arrête sur les secteurs 1 ou 2 ».</text:span></text:p>
        <text:p text:style-name="P16"><text:span text:style-name="T22">C<text:tab/>: « </text:span>L<text:span text:style-name="T22">a roue s’arrête sur </text:span>un secteur pair ».</text:p>
        <text:p text:style-name="P15"><text:span text:style-name="T22">D<text:tab/>: « La roue s’arrête sur un secteur </text:span>impair ».</text:p>
        <text:p text:style-name="Standard"/>
        <text:list xml:id="list103101253778637" text:continue-numbering="true" text:style-name="Numbering_20_4">
          <text:list-item>
            <text:p text:style-name="P20">A bord d’un bateau de croisière, il y a 4000 personnes <text:span text:style-name="T25">qui sont</text:span> soit <text:span text:style-name="T25">des </text:span>touriste<text:span text:style-name="T25">s</text:span> soit <text:span text:style-name="T25">des </text:span>membre<text:span text:style-name="T25">s</text:span> de l’équipage. 32,5 % des personnes sont des touristes hommes. Aucun des 320 enfants n’est membre de l’équipage.</text:p>
          </text:list-item>
        </text:list>
        <table:table table:name="Tableau2" table:style-name="Tableau2">
          <table:table-column table:style-name="Tableau2.A"/>
          <table:table-column table:style-name="Tableau2.B"/>
          <table:table-column table:style-name="Tableau2.C"/>
          <table:table-column table:style-name="Tableau2.B"/>
          <table:table-column table:style-name="Tableau2.C"/>
          <table:table-row>
            <table:table-cell table:style-name="Tableau2.A1" office:value-type="string">
              <text:p text:style-name="P3"/>
            </table:table-cell>
            <table:table-cell table:style-name="Tableau2.A1" office:value-type="string">
              <text:p text:style-name="P8">Homme</text:p>
            </table:table-cell>
            <table:table-cell table:style-name="Tableau2.A1" office:value-type="string">
              <text:p text:style-name="P8">Femme</text:p>
            </table:table-cell>
            <table:table-cell table:style-name="Tableau2.A1" office:value-type="string">
              <text:p text:style-name="P8">Enfant</text:p>
            </table:table-cell>
            <table:table-cell table:style-name="Tableau2.E1" office:value-type="string">
              <text:p text:style-name="P8">Total</text:p>
            </table:table-cell>
          </table:table-row>
          <table:table-row>
            <table:table-cell table:style-name="Tableau2.A2" office:value-type="string">
              <text:p text:style-name="P9">Touriste</text:p>
            </table:table-cell>
            <table:table-cell table:style-name="Tableau2.A2" office:value-type="string">
              <text:p text:style-name="P10"/>
            </table:table-cell>
            <table:table-cell table:style-name="Tableau2.A2" office:value-type="string">
              <text:p text:style-name="P10"/>
            </table:table-cell>
            <table:table-cell table:style-name="Tableau2.A2" office:value-type="string">
              <text:p text:style-name="P10"/>
            </table:table-cell>
            <table:table-cell table:style-name="Tableau2.E2" office:value-type="string">
              <text:p text:style-name="P8">3100</text:p>
            </table:table-cell>
          </table:table-row>
          <table:table-row>
            <table:table-cell table:style-name="Tableau2.A2" office:value-type="string">
              <text:p text:style-name="P9">Équipage</text:p>
            </table:table-cell>
            <table:table-cell table:style-name="Tableau2.A2" office:value-type="string">
              <text:p text:style-name="P10"/>
            </table:table-cell>
            <table:table-cell table:style-name="Tableau2.A2" office:value-type="string">
              <text:p text:style-name="P10"/>
            </table:table-cell>
            <table:table-cell table:style-name="Tableau2.A2" office:value-type="string">
              <text:p text:style-name="P10"/>
            </table:table-cell>
            <table:table-cell table:style-name="Tableau2.E2" office:value-type="string">
              <text:p text:style-name="P10"/>
            </table:table-cell>
          </table:table-row>
          <table:table-row>
            <table:table-cell table:style-name="Tableau2.A2" office:value-type="string">
              <text:p text:style-name="P9">Total</text:p>
            </table:table-cell>
            <table:table-cell table:style-name="Tableau2.A2" office:value-type="string">
              <text:p text:style-name="P8">1740</text:p>
            </table:table-cell>
            <table:table-cell table:style-name="Tableau2.A2" office:value-type="string">
              <text:p text:style-name="P10"/>
            </table:table-cell>
            <table:table-cell table:style-name="Tableau2.A2" office:value-type="string">
              <text:p text:style-name="P10"/>
            </table:table-cell>
            <table:table-cell table:style-name="Tableau2.E2" office:value-type="string">
              <text:p text:style-name="P10"/>
            </table:table-cell>
          </table:table-row>
        </table:table>
        <text:list xml:id="list103101884811011" text:continue-list="list103102706205729" text:style-name="Numbering_20_1">
          <text:list-item text:start-value="1">
            <text:p text:style-name="Exo_20_1_29_">Recopier et compléter le tableau ci-<text:span text:style-name="T12">dessus</text:span>.</text:p>
          </text:list-item>
          <text:list-item>
            <text:p text:style-name="Exo_20_1_29_">On choisit une personne au hasard : Peut-on dire qu’il y a plus d’une chance sur deux que ce soit un homme ? Justifier.</text:p>
          </text:list-item>
          <text:list-item>
            <text:p text:style-name="Exo_20_1_29_">Quelle est la probabilité que cette personne fasse partie des membres de l’équipage ?</text:p>
          </text:list-item>
          <text:list-item>
            <text:p text:style-name="Exo_20_1_29_">Quelle est la probabilité que cette personne ne soit pas une femme touriste ?</text:p>
          </text:list-item>
        </text:list>
        <text:p text:style-name="Standard"/>
        <text:list xml:id="list103102949063037" text:continue-list="list103101253778637" text:style-name="Numbering_20_4">
          <text:list-item>
            <text:p text:style-name="P20"><text:span text:style-name="T11">Lors</text:span> d’une fête foraine, <text:span text:style-name="T11">on tire</text:span> au hasard un billet de loterie dans un sac contenant exactement 180 billets.</text:p>
          </text:list-item>
        </text:list>
        <text:list xml:id="list2828778048" text:style-name="L1">
          <text:list-item>
            <text:p text:style-name="P23">4 billets permettent de gagner un lecteur MP3.</text:p>
          </text:list-item>
          <text:list-item>
            <text:p text:style-name="P23">12 permettent de gagner une grosse peluche.</text:p>
          </text:list-item>
          <text:list-item>
            <text:p text:style-name="P23">36 permettent de gagner une petite peluche.</text:p>
          </text:list-item>
          <text:list-item>
            <text:p text:style-name="P23">68 permettent de gagner un porte-clés.</text:p>
          </text:list-item>
          <text:list-item>
            <text:p text:style-name="P23">Les autres billets sont des billets perdants.</text:p>
          </text:list-item>
        </text:list>
        <text:list xml:id="list103100988528469" text:continue-list="list103101884811011" text:style-name="Numbering_20_1">
          <text:list-item text:start-value="1">
            <text:p text:style-name="Exo_20_1_29_">Quelle est la probabilité pour un participant de gagner un lecteur MP3 ?</text:p>
          </text:list-item>
          <text:list-item>
            <text:p text:style-name="Exo_20_1_29_">Quelle est la probabilité pour un participant de gagner une peluche (grande ou petite) ?</text:p>
          </text:list-item>
          <text:list-item>
            <text:p text:style-name="Exo_20_1_29_">Quelle est la probabilité pour un participant de ne rien gagner ?</text:p>
          </text:list-item>
        </text:list>
        <text:p text:style-name="Standard"/>
        <text:list xml:id="list103100934429763" text:continue-list="list103102949063037" text:style-name="Numbering_20_4">
          <text:list-item>
            <text:p text:style-name="Exo_20_I_29_">Dans une classe de collège, après la visite médicale, on a dressé le tableau suivant :</text:p>
          </text:list-item>
        </text:list>
        <table:table table:name="Tableau3" table:style-name="Tableau3">
          <table:table-column table:style-name="Tableau3.A"/>
          <table:table-column table:style-name="Tableau3.B" table:number-columns-repeated="2"/>
          <table:table-row>
            <table:table-cell table:style-name="Tableau3.A1" office:value-type="string">
              <text:p text:style-name="Table_20_Contents"/>
            </table:table-cell>
            <table:table-cell table:style-name="Tableau3.A1" office:value-type="string">
              <text:p text:style-name="P12">A des lunettes</text:p>
            </table:table-cell>
            <table:table-cell table:style-name="Tableau3.C1" office:value-type="string">
              <text:p text:style-name="P12">N’en a pas</text:p>
            </table:table-cell>
          </table:table-row>
          <table:table-row>
            <table:table-cell table:style-name="Tableau3.A2" office:value-type="string">
              <text:p text:style-name="P11">Fille</text:p>
            </table:table-cell>
            <table:table-cell table:style-name="Tableau3.A2" office:value-type="string">
              <text:p text:style-name="P13">3</text:p>
            </table:table-cell>
            <table:table-cell table:style-name="Tableau3.C2" office:value-type="string">
              <text:p text:style-name="P13">15</text:p>
            </table:table-cell>
          </table:table-row>
          <table:table-row>
            <table:table-cell table:style-name="Tableau3.A2" office:value-type="string">
              <text:p text:style-name="P11">Garçon</text:p>
            </table:table-cell>
            <table:table-cell table:style-name="Tableau3.A2" office:value-type="string">
              <text:p text:style-name="P13">7</text:p>
            </table:table-cell>
            <table:table-cell table:style-name="Tableau3.C2" office:value-type="string">
              <text:p text:style-name="P13">5</text:p>
            </table:table-cell>
          </table:table-row>
        </table:table>
        <text:list xml:id="list103101987302465" text:continue-list="list103100988528469" text:style-name="Numbering_20_1">
          <text:list-item text:start-value="1">
            <text:p text:style-name="Exo_20_1_29_">Les fiches individuelles de renseignements tombent par terre et s'éparpillent. Si l’infirmière en ramasse une au hasard, quelle est la probabilité que cette fiche soit :<text:line-break/>a<text:span text:style-name="T13">)</text:span> <text:span text:style-name="T13">C</text:span>elle d'une fille qui porte des lunettes?<text:line-break/>b<text:span text:style-name="T13">)</text:span> Celle d'un garçon?</text:p>
          </text:list-item>
          <text:list-item>
            <text:p text:style-name="Exo_20_1_29_">Les élèves qui portent des lunettes dans cette classe représentent 12,5 % de ceux qui en portent dans tout le collège. Combien y a-t-il d'élèves qui portent des lunettes dans le collège?</text:p>
          </text:list-item>
        </text:list>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Italique"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fr" style:country-asian="FR" style:font-name-complex="Tahoma1"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0cm" fo:margin-bottom="0.199cm" style:contextual-spacing="false" style:page-number="auto" fo:background-color="transparent"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cm" fo:margin-bottom="0.199cm" style:contextual-spacing="false" fo:text-indent="0cm" style:auto-text-indent="false" style:page-number="auto" fo:background-color="transparent"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style: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top="0cm" fo:margin-bottom="0.199cm" style:contextual-spacing="false" fo:background-color="transparent"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ext-properties fo:text-transform="uppercase" style:font-name="Arial" fo:font-family="Arial" style:font-family-generic="swiss" style:font-pitch="variable" fo:font-size="20pt" fo:font-weight="bold" style:font-size-asian="20pt" style:font-weight-asian="bold" style:font-size-complex="20pt" style:font-weight-complex="bold"/>
    </style:style>
    <style:style style:name="Titre_20_I_29_" style:display-name="Titre I)" style:family="paragraph" style:parent-style-name="Standard" style:next-style-name="Standard" style:list-style-name="Numbering_20_4" style:class="text">
      <style:paragraph-properties fo:margin-top="0cm" fo:margin-bottom="0.199cm" style:contextual-spacing="false"/>
      <style:text-properties fo:text-transform="uppercase" style:font-name="Arial1" fo:font-family="Arial" style:font-style-name="Gras Italique" style:font-family-generic="swiss" style:font-pitch="variable" fo:font-size="14pt" fo:font-style="italic" fo:font-weight="bold"/>
    </style:style>
    <style:style style:name="Titre_20_1_29_" style:display-name="Titre 1)" style:family="paragraph" style:parent-style-name="Standard" style:next-style-name="Standard" style:auto-update="true" style:list-style-name="Numbering_20_1" style:class="text" style:master-page-name="">
      <style:paragraph-properties fo:margin-top="0cm" fo:margin-bottom="0.199cm" style:contextual-spacing="false" style:page-number="auto"/>
      <style:text-properties style:font-name="Arial" fo:font-family="Arial" style:font-family-generic="swiss" style:font-pitch="variable" fo:font-size="13pt" fo:font-weight="bold" style:font-size-asian="13pt" style:font-weight-asian="bold" style:font-size-complex="13pt" style:font-weight-complex="bold"/>
    </style:style>
    <style:style style:name="Titre_20_a_29_" style:display-name="Titre a)" style:family="paragraph" style:parent-style-name="Standard" style:next-style-name="Standard" style:auto-update="true" style:list-style-name="Numbering_20_5" style:class="text">
      <style:paragraph-properties fo:margin-top="0cm" fo:margin-bottom="0.101cm" style:contextual-spacing="false"/>
      <style:text-properties style:font-name="Arial" fo:font-family="Arial" style:font-family-generic="swiss" style:font-pitch="variable" fo:font-size="11pt" fo:font-style="italic" style:font-size-asian="11pt" style:font-style-asian="italic" style:font-size-complex="11pt" style:font-style-complex="italic"/>
    </style:style>
    <style:style style:name="Exo_20_I_29_" style:display-name="Exo I)" style:family="paragraph" style:parent-style-name="Standard" style:list-style-name="Numbering_20_4">
      <style:paragraph-properties fo:padding="0cm" fo:border-left="none" fo:border-right="none" fo:border-top="0.99pt solid #000000" fo:border-bottom="none" style:shadow="none" style:text-autospace="none" style:join-border="false"/>
      <style:text-properties fo:font-size="12pt" fo:language="fr" fo:country="FR" style:font-size-asian="12pt" style:font-size-complex="12pt"/>
    </style:style>
    <style:style style:name="Exo_20_1_29_" style:display-name="Exo 1)" style:family="paragraph" style:parent-style-name="Standard" style:list-style-name="Numbering_20_1">
      <style:paragraph-properties fo:margin-left="0.499cm" fo:margin-right="0cm" fo:text-indent="0cm" style:auto-text-indent="false" style:text-autospace="none"/>
      <style:text-properties fo:font-size="12pt" fo:language="fr" fo:country="FR" style:font-size-asian="12pt" style:font-size-complex="12pt"/>
    </style:style>
    <style:style style:name="Titre_20_Partie" style:display-name="Titre Partie" style:family="paragraph" style:parent-style-name="Standard">
      <style:text-properties style:font-name="Arial1" fo:font-family="Arial" style:font-style-name="Gras Italique" style:font-family-generic="swiss" style:font-pitch="variable" fo:font-style="italic" fo:font-weight="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loext:opacity="100%" style:text-underline-style="dotted" style:text-underline-width="auto" style:text-underline-color="font-color"/>
    </style:style>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loext:num-list-format="%1%." style:num-suffix="." style:num-format="1">
        <style:list-level-properties text:space-before="0.635cm" text:min-label-width="0.635cm"/>
      </text:outline-level-style>
      <text:outline-level-style text:level="2" loext:num-list-format="%1%.%2%." style:num-suffix="." style:num-format="I" text:display-levels="2">
        <style:list-level-properties text:min-label-distance="0.381cm"/>
      </text:outline-level-style>
      <text:outline-level-style text:level="3" loext:num-list-format="%3%." style:num-suffix="." style:num-format="1">
        <style:list-level-properties text:space-before="1.905cm" text:min-label-width="0.635cm"/>
      </text:outline-level-style>
      <text:outline-level-style text:level="4" loext:num-list-format="%4%." style:num-suffix="." style:num-format="1">
        <style:list-level-properties text:space-before="2.54cm" text:min-label-width="0.635cm"/>
      </text:outline-level-style>
      <text:outline-level-style text:level="5" loext:num-list-format="%5%." style:num-suffix="." style:num-format="1">
        <style:list-level-properties text:space-before="3.175cm" text:min-label-width="0.635cm"/>
      </text:outline-level-style>
      <text:outline-level-style text:level="6" loext:num-list-format="%6%." style:num-suffix="." style:num-format="1">
        <style:list-level-properties text:space-before="3.81cm" text:min-label-width="0.635cm"/>
      </text:outline-level-style>
      <text:outline-level-style text:level="7" loext:num-list-format="%7%." style:num-suffix="." style:num-format="1">
        <style:list-level-properties text:space-before="4.445cm" text:min-label-width="0.635cm"/>
      </text:outline-level-style>
      <text:outline-level-style text:level="8" loext:num-list-format="%8%." style:num-suffix="." style:num-format="1">
        <style:list-level-properties text:space-before="5.08cm" text:min-label-width="0.635cm"/>
      </text:outline-level-style>
      <text:outline-level-style text:level="9" loext:num-list-format="%9%." style:num-suffix="." style:num-format="1">
        <style:list-level-properties text:space-before="5.715cm" text:min-label-width="0.635cm"/>
      </text:outline-level-style>
      <text:outline-level-style text:level="10" loext:num-list-format="%10%." style:num-suffix="." style:num-format="1">
        <style:list-level-properties text:space-before="6.35cm" text:min-label-width="0.635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Normal"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min-label-width="0.499cm"/>
      </text:list-level-style-number>
      <text:list-level-style-number text:level="3" text:style-name="Numbering_20_Symbols" loext:num-list-format="%3%)" style:num-suffix=")" style:num-format="1">
        <style:list-level-properties text:min-label-width="0.499cm"/>
      </text:list-level-style-number>
      <text:list-level-style-number text:level="4" text:style-name="Numbering_20_Symbols" loext:num-list-format="%4%)" style:num-suffix=")" style:num-format="1">
        <style:list-level-properties text:min-label-width="0.499cm"/>
      </text:list-level-style-number>
      <text:list-level-style-number text:level="5" text:style-name="Numbering_20_Symbols" loext:num-list-format="%5%)" style:num-suffix=")" style:num-format="1">
        <style:list-level-properties text:min-label-width="0.499cm"/>
      </text:list-level-style-number>
      <text:list-level-style-number text:level="6" text:style-name="Numbering_20_Symbols" loext:num-list-format="%6%)" style:num-suffix=")" style:num-format="1">
        <style:list-level-properties text:min-label-width="0.499cm"/>
      </text:list-level-style-number>
      <text:list-level-style-number text:level="7" text:style-name="Numbering_20_Symbols" loext:num-list-format="%7%)" style:num-suffix=")" style:num-format="1">
        <style:list-level-properties text:min-label-width="0.499cm"/>
      </text:list-level-style-number>
      <text:list-level-style-number text:level="8" text:style-name="Numbering_20_Symbols" loext:num-list-format="%8%)" style:num-suffix=")" style:num-format="1">
        <style:list-level-properties text:min-label-width="0.499cm"/>
      </text:list-level-style-number>
      <text:list-level-style-number text:level="9" text:style-name="Numbering_20_Symbols" loext:num-list-format="%9%)" style:num-suffix=")" style:num-format="1">
        <style:list-level-properties text:min-label-width="0.499cm"/>
      </text:list-level-style-number>
      <text:list-level-style-number text:level="10" text:style-name="Numbering_20_Symbols" loext:num-list-format="%10%)" style:num-suffix=")" style:num-format="1">
        <style:list-level-properties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min-label-width="0.499cm"/>
      </text:list-level-style-number>
      <text:list-level-style-number text:level="3" text:style-name="Numbering_20_Symbols" loext:num-list-format="%3%)" style:num-suffix=")" style:num-format="I" text:start-value="3">
        <style:list-level-properties text:min-label-width="0.499cm"/>
      </text:list-level-style-number>
      <text:list-level-style-number text:level="4" text:style-name="Numbering_20_Symbols" loext:num-list-format="%4%)" style:num-suffix=")" style:num-format="I" text:start-value="4">
        <style:list-level-properties text:min-label-width="0.499cm"/>
      </text:list-level-style-number>
      <text:list-level-style-number text:level="5" text:style-name="Numbering_20_Symbols" loext:num-list-format="%5%)" style:num-suffix=")" style:num-format="I" text:start-value="5">
        <style:list-level-properties text:min-label-width="0.499cm"/>
      </text:list-level-style-number>
      <text:list-level-style-number text:level="6" text:style-name="Numbering_20_Symbols" loext:num-list-format="%6%)" style:num-suffix=")" style:num-format="I" text:start-value="6">
        <style:list-level-properties text:min-label-width="0.499cm"/>
      </text:list-level-style-number>
      <text:list-level-style-number text:level="7" text:style-name="Numbering_20_Symbols" loext:num-list-format="%7%)" style:num-suffix=")" style:num-format="I" text:start-value="7">
        <style:list-level-properties text:min-label-width="0.499cm"/>
      </text:list-level-style-number>
      <text:list-level-style-number text:level="8" text:style-name="Numbering_20_Symbols" loext:num-list-format="%8%)" style:num-suffix=")" style:num-format="I" text:start-value="8">
        <style:list-level-properties text:min-label-width="0.499cm"/>
      </text:list-level-style-number>
      <text:list-level-style-number text:level="9" text:style-name="Numbering_20_Symbols" loext:num-list-format="%9%)" style:num-suffix=")" style:num-format="I" text:start-value="9">
        <style:list-level-properties text:min-label-width="0.499cm"/>
      </text:list-level-style-number>
      <text:list-level-style-number text:level="10" text:style-name="Numbering_20_Symbols" loext:num-list-format="%10%)" style:num-suffix=")" style:num-format="I" text:start-value="10">
        <style:list-level-properties text:min-label-width="0.499cm"/>
      </text:list-level-style-number>
    </text:list-style>
    <text:list-style style:name="Numbering_20_5" style:display-name="Numbering 5">
      <text:list-level-style-number text:level="1" text:style-name="Numbering_20_Symbols" loext:num-list-format="%1%)" style:num-suffix=")" style:num-format="a">
        <style:list-level-properties text:min-label-width="0.499cm" text:min-label-distance="0.101cm"/>
      </text:list-level-style-number>
      <text:list-level-style-number text:level="2" text:style-name="Numbering_20_Symbols" loext:num-list-format="%2%)" style:num-suffix=")" style:num-format="a" text:start-value="2">
        <style:list-level-properties text:min-label-width="0.499cm" text:min-label-distance="0.101cm"/>
      </text:list-level-style-number>
      <text:list-level-style-number text:level="3" text:style-name="Numbering_20_Symbols" loext:num-list-format="%3%)" style:num-suffix=")" style:num-format="a" text:start-value="3">
        <style:list-level-properties text:min-label-width="0.499cm" text:min-label-distance="0.101cm"/>
      </text:list-level-style-number>
      <text:list-level-style-number text:level="4" text:style-name="Numbering_20_Symbols" loext:num-list-format="%4%)" style:num-suffix=")" style:num-format="a" text:start-value="4">
        <style:list-level-properties text:min-label-width="0.499cm" text:min-label-distance="0.101cm"/>
      </text:list-level-style-number>
      <text:list-level-style-number text:level="5" text:style-name="Numbering_20_Symbols" loext:num-list-format="%5%)" style:num-suffix=")" style:num-format="a" text:start-value="5">
        <style:list-level-properties text:min-label-width="0.499cm" text:min-label-distance="0.101cm"/>
      </text:list-level-style-number>
      <text:list-level-style-number text:level="6" text:style-name="Numbering_20_Symbols" loext:num-list-format="%6%)" style:num-suffix=")" style:num-format="a" text:start-value="6">
        <style:list-level-properties text:min-label-width="0.499cm" text:min-label-distance="0.101cm"/>
      </text:list-level-style-number>
      <text:list-level-style-number text:level="7" text:style-name="Numbering_20_Symbols" loext:num-list-format="%7%)" style:num-suffix=")" style:num-format="a" text:start-value="7">
        <style:list-level-properties text:min-label-width="0.499cm" text:min-label-distance="0.101cm"/>
      </text:list-level-style-number>
      <text:list-level-style-number text:level="8" text:style-name="Numbering_20_Symbols" loext:num-list-format="%8%)" style:num-suffix=")" style:num-format="a" text:start-value="8">
        <style:list-level-properties text:min-label-width="0.499cm" text:min-label-distance="0.101cm"/>
      </text:list-level-style-number>
      <text:list-level-style-number text:level="9" text:style-name="Numbering_20_Symbols" loext:num-list-format="%9%)" style:num-suffix=")" style:num-format="a" text:start-value="9">
        <style:list-level-properties text:min-label-width="0.499cm" text:min-label-distance="0.101cm"/>
      </text:list-level-style-number>
      <text:list-level-style-number text:level="10" text:style-name="Numbering_20_Symbols" loext:num-list-format="%10%)" style:num-suffix=")" style:num-format="a" text:start-value="10">
        <style:list-level-properties text:min-label-width="0.499cm" text:min-label-distance="0.101cm"/>
      </text:list-level-style-number>
    </text:list-style>
    <text:list-style style:name="Exos">
      <text:list-level-style-number text:level="1" text:style-name="Numbering_5f_20_5f_Symbols" loext:num-list-format="%1%)" style:num-suffix=")" style:num-format="I">
        <style:list-level-properties text:min-label-width="0.499cm"/>
      </text:list-level-style-number>
      <text:list-level-style-number text:level="2" text:style-name="Numbering_5f_20_5f_Symbols" loext:num-list-format="%2%)" style:num-suffix=")" style:num-format="1">
        <style:list-level-properties text:space-before="0.499cm" text:min-label-width="0.499cm"/>
      </text:list-level-style-number>
      <text:list-level-style-bullet text:level="3" text:style-name="Bullet_5f_20_5f_Symbols" loext:num-list-format="%3%" text:bullet-char="•">
        <style:list-level-properties text:space-before="1.905cm" text:min-label-width="0.499cm"/>
        <style:text-properties style:font-name="StarSymbol"/>
      </text:list-level-style-bullet>
      <text:list-level-style-bullet text:level="4" text:style-name="Bullet_5f_20_5f_Symbols" loext:num-list-format="%4%" text:bullet-char="•">
        <style:list-level-properties text:space-before="2.54cm" text:min-label-width="0.499cm"/>
        <style:text-properties style:font-name="StarSymbol"/>
      </text:list-level-style-bullet>
      <text:list-level-style-bullet text:level="5" text:style-name="Bullet_5f_20_5f_Symbols" loext:num-list-format="%5%" text:bullet-char="•">
        <style:list-level-properties text:space-before="3.175cm" text:min-label-width="0.499cm"/>
        <style:text-properties style:font-name="StarSymbol"/>
      </text:list-level-style-bullet>
      <text:list-level-style-bullet text:level="6" text:style-name="Bullet_5f_20_5f_Symbols" loext:num-list-format="%6%" text:bullet-char="•">
        <style:list-level-properties text:space-before="3.81cm" text:min-label-width="0.499cm"/>
        <style:text-properties style:font-name="StarSymbol"/>
      </text:list-level-style-bullet>
      <text:list-level-style-bullet text:level="7" text:style-name="Bullet_5f_20_5f_Symbols" loext:num-list-format="%7%" text:bullet-char="•">
        <style:list-level-properties text:space-before="4.445cm" text:min-label-width="0.499cm"/>
        <style:text-properties style:font-name="StarSymbol"/>
      </text:list-level-style-bullet>
      <text:list-level-style-bullet text:level="8" text:style-name="Bullet_5f_20_5f_Symbols" loext:num-list-format="%8%" text:bullet-char="•">
        <style:list-level-properties text:space-before="5.08cm" text:min-label-width="0.499cm"/>
        <style:text-properties style:font-name="StarSymbol"/>
      </text:list-level-style-bullet>
      <text:list-level-style-bullet text:level="9" text:style-name="Bullet_5f_20_5f_Symbols" loext:num-list-format="%9%" text:bullet-char="•">
        <style:list-level-properties text:space-before="5.715cm" text:min-label-width="0.499cm"/>
        <style:text-properties style:font-name="StarSymbol"/>
      </text:list-level-style-bullet>
      <text:list-level-style-bullet text:level="10" text:style-name="Bullet_5f_20_5f_Symbols" loext:num-list-format="%10%" text:bullet-char="•">
        <style:list-level-properties text:space-before="6.35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99cc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Thibaud FONTANET</meta:initial-creator>
    <meta:creation-date>2006-09-10T11:53:40</meta:creation-date>
    <dc:date>2024-08-14T10:31:00.353120370</dc:date>
    <meta:print-date>2018-01-20T22:19:45.572000000</meta:print-date>
    <dc:language>fr-FR</dc:language>
    <meta:editing-cycles>195</meta:editing-cycles>
    <meta:editing-duration>P1DT23H22M23S</meta:editing-duration>
    <meta:document-statistic meta:table-count="3" meta:image-count="0" meta:object-count="0" meta:page-count="1" meta:paragraph-count="68" meta:word-count="721" meta:character-count="3646" meta:non-whitespace-character-count="3020"/>
    <meta:user-defined meta:name="Info 1"/>
    <meta:user-defined meta:name="Info 2"/>
    <meta:user-defined meta:name="Info 3"/>
    <meta:user-defined meta:name="Info 4"/>
  </office:meta>
</office:document-meta>
</file>